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3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se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RF bez charge</text:p>
          </table:table-cell>
          <table:table-cell office:value-type="string" calcext:value-type="string">
            <text:p>SVM sci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SVM scikit</text:p>
          </table:table-cell>
          <table:table-cell office:value-type="string" calcext:value-type="string">
            <text:p>RF bey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lkovo </text:p>
          </table:table-cell>
          <table:table-cell table:style-name="ce1" office:value-type="percentage" office:value="0.73" calcext:value-type="percentage">
            <text:p>73,00 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C </text:p>
          </table:table-cell>
          <table:table-cell office:value-type="string" calcext:value-type="string">
            <text:p>0.2268074127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odnoty MC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.17" calcext:value-type="float">
            <text:p>0,1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table:style-name="ce2"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CC </text:p>
          </table:table-cell>
          <table:table-cell office:value-type="float" office:value="0.32" calcext:value-type="float">
            <text:p>0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C a rf s class weight=balanced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string" calcext:value-type="string">
            <text:p>cely dataset 1315 polozie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SVM bez naboja</text:p>
          </table:table-cell>
          <table:table-cell office:value-type="string" calcext:value-type="string">
            <text:p>SVM bez asa</text:p>
          </table:table-cell>
          <table:table-cell office:value-type="string" calcext:value-type="string">
            <text:p>Rfbez hydro/asa</text:p>
          </table:table-cell>
        </table:table-row>
        <table:table-row table:style-name="ro1">
          <table:table-cell office:value-type="string" calcext:value-type="string">
            <text:p>1.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26 (rbf)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3 linear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 linear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,26 l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2" calcext:value-type="float">
            <text:p>0,32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string" calcext:value-type="string">
            <text:p>12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0.27" calcext:value-type="float">
            <text:p>0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23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table:style-name="ce2" office:value-type="float" office:value="0.37" calcext:value-type="float">
            <text:p>0,37</text:p>
          </table:table-cell>
          <table:table-cell/>
        </table:table-row>
        <table:table-row table:style-name="ro1">
          <table:table-cell office:value-type="string" calcext:value-type="string">
            <text:p>28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6" calcext:value-type="float">
            <text:p>0,26</text:p>
          </table:table-cell>
          <table:table-cell table:style-name="ce2"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34" calcext:value-type="float">
            <text:p>0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 set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2"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7" calcext:value-type="float">
            <text:p>0,27</text:p>
          </table:table-cell>
          <table:table-cell table:style-name="ce2" office:value-type="float" office:value="0.35" calcext:value-type="float">
            <text:p>0,35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35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32" calcext:value-type="float">
            <text:p>0,32</text:p>
          </table:table-cell>
          <table:table-cell table:style-name="ce2" office:value-type="float" office:value="0.37" calcext:value-type="float">
            <text:p>0,37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string" calcext:value-type="string">
            <text:p>36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9" calcext:value-type="float">
            <text:p>0,29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0.26" calcext:value-type="float">
            <text:p>0,2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CC 0,4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.00.0000</text:date>, <text:time style:data-style-name="N2" text:time-value="20:15:49.563308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08:51.818991495</meta:creation-date>
    <dc:date>2018-03-08T21:12:50.561281236</dc:date>
    <meta:editing-duration>PT4H57M54S</meta:editing-duration>
    <meta:editing-cycles>13</meta:editing-cycles>
    <meta:generator>LibreOffice/5.3.6.1$Linux_X86_64 LibreOffice_project/30$Build-1</meta:generator>
    <meta:document-statistic meta:table-count="1" meta:cell-count="546" meta:object-count="0"/>
  </office:meta>
</office:document-meta>
</file>